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48cm" svg:height="1.143cm" svg:x="8.62cm" svg:y="4.175cm"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175cm" svg:height="1.27cm" svg:x="5.826cm" svg:y="7.604cm">
          <text:p text:style-name="P1">Trac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94cm" svg:height="1.397cm" svg:x="14.081cm" svg:y="7.604cm">
          <text:p text:style-name="P1">Recogniz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667cm" svg:height="1.143cm" svg:x="11.541cm" svg:y="9.636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318cm" svg:height="1.143cm" svg:x="9.509cm" svg:y="6.2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827cm" svg:y1="6.779cm" svg:x2="15.478cm" svg:y2="7.604cm" draw:start-shape="id1" draw:start-glue-point="7" draw:end-shape="id2" draw:end-glue-point="0" svg:d="m10827 6779h4651v825" svg:viewBox="0 0 4652 826">
          <text:p/>
        </draw:connector>
        <draw:connector draw:style-name="gr3" draw:text-style-name="P1" draw:layer="layout" svg:x1="9.509cm" svg:y1="6.779cm" svg:x2="7.413cm" svg:y2="7.604cm" draw:start-shape="id1" draw:start-glue-point="5" draw:end-shape="id3" draw:end-glue-point="0" svg:d="m9509 6779h-2096v825" svg:viewBox="0 0 2097 826">
          <text:p/>
        </draw:connector>
        <draw:connector draw:style-name="gr3" draw:text-style-name="P1" draw:layer="layout" svg:x1="7.223cm" svg:y1="2.46cm" svg:x2="10.144cm" svg:y2="4.175cm" draw:start-shape="id4" draw:start-glue-point="1" draw:end-shape="id5" draw:end-glue-point="0" svg:d="m7223 2460h2921v1715" svg:viewBox="0 0 2922 1716">
          <text:p/>
        </draw:connector>
        <draw:custom-shape draw:style-name="gr1" draw:text-style-name="P1" xml:id="id4" draw:id="id4" draw:layer="layout" svg:width="3.556cm" svg:height="1.651cm" svg:x="3.667cm" svg:y="1.635cm">
          <text:p text:style-name="P1">VideoCapture</text:p>
          <draw:enhanced-geometry svg:viewBox="0 0 21600 21600" draw:type="rectangle" draw:enhanced-path="M 0 0 L 21600 0 21600 21600 0 21600 0 0 Z N"/>
        </draw:custom-shape>
        <draw:frame draw:style-name="gr4" draw:layer="layout" svg:width="5.176cm" svg:height="0.725cm" svg:x="7.35cm" svg:y="1.762cm">
          <draw:text-box>
            <text:p>New frame is considered</text:p>
          </draw:text-box>
        </draw:frame>
        <draw:connector draw:style-name="gr3" draw:text-style-name="P1" xml:id="id6" draw:id="id6" draw:layer="layout" svg:x1="10.168cm" svg:y1="6.207cm" svg:x2="10.168cm" svg:y2="6.207cm" draw:start-shape="id1" draw:start-glue-point="4" draw:end-shape="id1" draw:end-glue-point="4" svg:d="m10168 6207v0" svg:viewBox="0 0 1 1">
          <text:p/>
        </draw:connector>
        <draw:connector draw:style-name="gr3" draw:text-style-name="P1" draw:layer="layout" svg:x1="10.144cm" svg:y1="5.318cm" svg:x2="10.168cm" svg:y2="6.207cm" draw:start-shape="id5" draw:start-glue-point="2" draw:end-shape="id6" draw:end-glue-point="0" svg:d="m10144 5318v889h24" svg:viewBox="0 0 25 890">
          <text:p/>
        </draw:connector>
        <draw:connector draw:style-name="gr3" draw:text-style-name="P1" draw:layer="layout" svg:x1="15.478cm" svg:y1="9.001cm" svg:x2="14.208cm" svg:y2="10.207cm" draw:start-shape="id2" draw:start-glue-point="2" draw:end-shape="id7" draw:end-glue-point="1" svg:d="m15478 9001v1206h-1270" svg:viewBox="0 0 1271 1207">
          <text:p/>
        </draw:connector>
        <draw:frame draw:style-name="gr4" draw:layer="layout" svg:width="6.115cm" svg:height="1.199cm" svg:x="10.887cm" svg:y="5.572cm">
          <draw:text-box>
            <text:p>New recognition time reached</text:p>
            <text:p>or the last Object was empty</text:p>
          </draw:text-box>
        </draw:frame>
        <draw:frame draw:style-name="gr4" draw:layer="layout" svg:width="2.407cm" svg:height="0.725cm" svg:x="7.223cm" svg:y="5.863cm">
          <draw:text-box>
            <text:p>Otherwise</text:p>
          </draw:text-box>
        </draw:frame>
        <draw:frame draw:style-name="gr4" draw:layer="layout" svg:width="4.126cm" svg:height="0.725cm" svg:x="15.459cm" svg:y="9.419cm">
          <draw:text-box>
            <text:p>Ask to find a match</text:p>
          </draw:text-box>
        </draw:frame>
        <draw:connector draw:style-name="gr3" draw:text-style-name="P1" draw:layer="layout" svg:x1="11.541cm" svg:y1="10.207cm" svg:x2="7.391cm" svg:y2="11.231cm" draw:start-shape="id7" draw:start-glue-point="3" draw:end-shape="id8" svg:d="m11541 10207h-4150v1024" svg:viewBox="0 0 4151 1025">
          <text:p/>
        </draw:connector>
        <draw:frame draw:style-name="gr4" xml:id="id8" draw:id="id8" draw:layer="layout" svg:width="8.719cm" svg:height="1.199cm" svg:x="3.032cm" svg:y="11.231cm">
          <draw:text-box>
            <text:p>Return an Object which is propagated up</text:p>
            <text:p>to the frame cycle and painted on the frame</text:p>
          </draw:text-box>
        </draw:frame>
        <draw:connector draw:style-name="gr3" draw:text-style-name="P1" draw:layer="layout" draw:line-skew="-0.262cm" svg:x1="5.826cm" svg:y1="8.239cm" svg:x2="3.032cm" svg:y2="11.83cm" draw:start-shape="id3" draw:start-glue-point="3" draw:end-shape="id8" draw:end-glue-point="3" svg:d="m5826 8239h-3556v3591h762" svg:viewBox="0 0 3557 35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ia </meta:initial-creator>
    <meta:creation-date>2013-07-25T14:21:34.974261042</meta:creation-date>
    <dc:date>2013-07-25T14:35:02.609964489</dc:date>
    <dc:creator>Mattia </dc:creator>
    <meta:editing-duration>P0D</meta:editing-duration>
    <meta:editing-cycles>1</meta:editing-cycles>
    <meta:document-statistic meta:object-count="19"/>
    <meta:generator>LibreOffice/4.1.0.1$Linux_X86_64 LibreOffice_project/410$Build-1</meta:generator>
  </office:meta>
</office:document-meta>
</file>